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1.566cm" svg:y="5.232cm">
            <draw:object draw:notify-on-update-of-ranges="Sheet1.C12:Sheet1.C18 Sheet1.D11:Sheet1.D11 Sheet1.D12:Sheet1.D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4cm" svg:x="11.289cm" svg:y="15.3cm">
            <draw:object draw:notify-on-update-of-ranges="Sheet1.C12:Sheet1.C18 Sheet1.D11:Sheet1.D11 Sheet1.D12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(m+n)</text:p>
          </table:table-cell>
          <table:table-cell table:style-name="ce1" office:value-type="string" calcext:value-type="string">
            <text:p>op_cou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1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(m+n)</text:p>
          </table:table-cell>
          <table:table-cell table:style-name="ce1" office:value-type="string" calcext:value-type="string">
            <text:p>op_cou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1058" calcext:value-type="float">
            <text:p>105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2"/>
          <table:table-cell office:value-type="float" office:value="3496" calcext:value-type="float">
            <text:p>3496</text:p>
          </table:table-cell>
          <table:table-cell office:value-type="float" office:value="1433" calcext:value-type="float">
            <text:p>1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4:25:19.100424467</meta:creation-date>
    <dc:date>2023-02-06T16:20:27.406119359</dc:date>
    <meta:editing-duration>PT16M17S</meta:editing-duration>
    <meta:editing-cycles>3</meta:editing-cycles>
    <meta:generator>LibreOffice/7.3.7.2$Linux_X86_64 LibreOffice_project/30$Build-2</meta:generator>
    <meta:document-statistic meta:table-count="1" meta:cell-count="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52cm" svg:y="4.203cm" style:legend-expansion="high" chart:style-name="ch2"/>
        <chart:plot-area chart:style-name="ch3" table:cell-range-address="Sheet1.C12:Sheet1.D18 Sheet1.D11:Sheet1.D11" chart:data-source-has-labels="both" svg:x="0.319cm" svg:y="0.18cm" svg:width="12.614cm" svg:height="8.645cm">
          <chart:coordinate-region svg:x="1.311cm" svg:y="0.38cm" svg:width="11.25cm" svg:height="7.798cm"/>
          <chart:axis chart:dimension="x" chart:name="primary-x" chart:style-name="ch4" chartooo:axis-type="auto">
            <chartooo:date-scale/>
            <chart:categories table:cell-range-address="Sheet1.C12:Sheet1.C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2:Sheet1.D18" chart:label-cell-address="Sheet1.D11:Sheet1.D11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_count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12:Sheet1.C18</svg:desc>
                </draw:g>
              </table:table-cell>
              <table:table-cell office:value-type="float" office:value="0">
                <text:p>0</text:p>
                <draw:g>
                  <svg:desc>Sheet1.D12:Sheet1.D1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496">
                <text:p>3496</text:p>
              </table:table-cell>
              <table:table-cell office:value-type="float" office:value="1433">
                <text:p>1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03cm" svg:y="0.316cm" chart:style-name="ch2">
          <text:p>(m+n) vs opcount </text:p>
        </chart:title>
        <chart:legend chart:legend-position="end" svg:x="13.252cm" svg:y="4.204cm" style:legend-expansion="high" chart:style-name="ch3"/>
        <chart:plot-area chart:style-name="ch4" table:cell-range-address="Sheet1.C11:Sheet1.D18" chart:data-source-has-labels="both" svg:x="1.33cm" svg:y="1.275cm" svg:width="11.603cm" svg:height="6.57cm">
          <chart:coordinate-region svg:x="2.321cm" svg:y="1.474cm" svg:width="10.239cm" svg:height="5.724cm"/>
          <chart:axis chart:dimension="x" chart:name="primary-x" chart:style-name="ch5" chartooo:axis-type="auto">
            <chartooo:date-scale/>
            <chart:title svg:x="6.756cm" svg:y="8.025cm" chart:style-name="ch6">
              <text:p>m+n</text:p>
            </chart:title>
            <chart:categories table:cell-range-address="Sheet1.C12:Sheet1.C18"/>
          </chart:axis>
          <chart:axis chart:dimension="y" chart:name="primary-y" chart:style-name="ch5">
            <chart:title svg:x="0.451cm" svg:y="5.199cm" chart:style-name="ch7">
              <text:p>opcount</text:p>
            </chart:title>
            <chart:grid chart:style-name="ch8" chart:class="major"/>
          </chart:axis>
          <chart:series chart:style-name="ch9" chart:values-cell-range-address="Sheet1.D12:Sheet1.D18" chart:label-cell-address="Sheet1.D11:Sheet1.D1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_count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12:Sheet1.C18</svg:desc>
                </draw:g>
              </table:table-cell>
              <table:table-cell office:value-type="float" office:value="0">
                <text:p>0</text:p>
                <draw:g>
                  <svg:desc>Sheet1.D12:Sheet1.D1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496">
                <text:p>3496</text:p>
              </table:table-cell>
              <table:table-cell office:value-type="float" office:value="1433">
                <text:p>1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